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E" style:family="table-column">
      <style:table-column-properties style:column-width="1.0882in"/>
    </style:style>
    <style:style style:name="Table1.F" style:family="table-column">
      <style:table-column-properties style:column-width="0.875in"/>
    </style:style>
    <style:style style:name="Table1.H" style:family="table-column">
      <style:table-column-properties style:column-width="0.8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2" style:family="table-row">
      <style:table-row-properties style:min-row-height="0.319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7431in"/>
    </style:style>
    <style:style style:name="Table2.B" style:family="table-column">
      <style:table-column-properties style:column-width="0.7438in"/>
    </style:style>
    <style:style style:name="Table2.E" style:family="table-column">
      <style:table-column-properties style:column-width="1.0882in"/>
    </style:style>
    <style:style style:name="Table2.F" style:family="table-column">
      <style:table-column-properties style:column-width="0.875in"/>
    </style:style>
    <style:style style:name="Table2.H" style:family="table-column">
      <style:table-column-properties style:column-width="0.8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8.2000007629395pt" officeooo:rsid="00024722" officeooo:paragraph-rsid="002206c4" style:font-name-asian="Droid Sans Fallback" style:font-size-asian="18.2000007629395pt" style:font-name-complex="FreeSans" style:font-size-complex="18.2000007629395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.2000007629395pt" officeooo:rsid="00230564" officeooo:paragraph-rsid="00230564" style:font-name-asian="Droid Sans Fallback" style:font-size-asian="18.2000007629395pt" style:font-name-complex="FreeSans" style:font-size-complex="18.2000007629395pt"/>
    </style:style>
    <style:style style:name="P3" style:family="paragraph" style:parent-style-name="Table_20_Contents">
      <style:text-properties style:font-name="Liberation Sans" fo:font-size="18.2000007629395pt" style:font-name-asian="Droid Sans Fallback" style:font-size-asian="18.2000007629395pt" style:font-name-complex="FreeSans" style:font-size-complex="18.2000007629395pt"/>
    </style:style>
    <style:style style:name="P4" style:family="paragraph" style:parent-style-name="Table_20_Contents">
      <style:text-properties style:font-name="Liberation Sans" fo:font-size="18.2000007629395pt" officeooo:rsid="001f16a6" officeooo:paragraph-rsid="001f16a6" style:font-name-asian="Droid Sans Fallback" style:font-size-asian="18.2000007629395pt" style:font-name-complex="FreeSans" style:font-size-complex="18.2000007629395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8.2000007629395pt" officeooo:rsid="001f16a6" officeooo:paragraph-rsid="001f16a6" style:font-name-asian="Droid Sans Fallback" style:font-size-asian="18.2000007629395pt" style:font-name-complex="FreeSans" style:font-size-complex="18.2000007629395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8.2000007629395pt" officeooo:rsid="001f16a6" officeooo:paragraph-rsid="00230564" style:font-name-asian="Droid Sans Fallback" style:font-size-asian="18.2000007629395pt" style:font-name-complex="FreeSans" style:font-size-complex="18.2000007629395pt"/>
    </style:style>
    <style:style style:name="P7" style:family="paragraph" style:parent-style-name="Table_20_Contents">
      <style:text-properties style:font-name="Liberation Sans" fo:font-size="18.2000007629395pt" officeooo:rsid="001f16a6" officeooo:paragraph-rsid="00230564" style:font-name-asian="Droid Sans Fallback" style:font-size-asian="18.2000007629395pt" style:font-name-complex="FreeSans" style:font-size-complex="18.2000007629395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8.2000007629395pt" officeooo:rsid="0020a4d4" officeooo:paragraph-rsid="0020a4d4" style:font-name-asian="Droid Sans Fallback" style:font-size-asian="18.2000007629395pt" style:font-name-complex="FreeSans" style:font-size-complex="18.2000007629395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8.2000007629395pt" officeooo:rsid="0020a4d4" officeooo:paragraph-rsid="00230564" style:font-name-asian="Droid Sans Fallback" style:font-size-asian="18.2000007629395pt" style:font-name-complex="FreeSans" style:font-size-complex="18.2000007629395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8.2000007629395pt" officeooo:rsid="002206c4" officeooo:paragraph-rsid="002206c4" style:font-name-asian="Droid Sans Fallback" style:font-size-asian="18.2000007629395pt" style:font-name-complex="FreeSans" style:font-size-complex="18.2000007629395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8.2000007629395pt" officeooo:rsid="002206c4" officeooo:paragraph-rsid="00230564" style:font-name-asian="Droid Sans Fallback" style:font-size-asian="18.2000007629395pt" style:font-name-complex="FreeSans" style:font-size-complex="18.2000007629395pt"/>
    </style:style>
    <style:style style:name="P12" style:family="paragraph" style:parent-style-name="Table_20_Contents">
      <style:text-properties style:font-name="Liberation Sans" fo:font-size="18.2000007629395pt" officeooo:paragraph-rsid="00230564" style:font-name-asian="Droid Sans Fallback" style:font-size-asian="18.2000007629395pt" style:font-name-complex="FreeSans" style:font-size-complex="18.2000007629395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8.2000007629395pt" officeooo:rsid="00230564" officeooo:paragraph-rsid="00230564" style:font-name-asian="Droid Sans Fallback" style:font-size-asian="18.2000007629395pt" style:font-name-complex="FreeSans" style:font-size-complex="18.2000007629395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8.2000007629395pt" officeooo:rsid="00248660" officeooo:paragraph-rsid="00248660" style:font-name-asian="Droid Sans Fallback" style:font-size-asian="18.2000007629395pt" style:font-name-complex="FreeSans" style:font-size-complex="18.2000007629395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8.2000007629395pt" officeooo:rsid="0025d5ce" officeooo:paragraph-rsid="0025d5ce" style:font-name-asian="Droid Sans Fallback" style:font-size-asian="18.2000007629395pt" style:font-name-complex="FreeSans" style:font-size-complex="18.2000007629395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8.2000007629395pt" officeooo:rsid="00271566" officeooo:paragraph-rsid="00271566" style:font-name-asian="Droid Sans Fallback" style:font-size-asian="18.2000007629395pt" style:font-name-complex="FreeSans" style:font-size-complex="18.2000007629395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officeooo:rsid="001f16a6" officeooo:paragraph-rsid="001f16a6" style:font-name-asian="Droid Sans Fallback" style:font-size-asian="12pt" style:font-name-complex="FreeSans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2pt" officeooo:rsid="001f16a6" officeooo:paragraph-rsid="00230564" style:font-name-asian="Droid Sans Fallback" style:font-size-asian="12pt" style:font-name-complex="FreeSans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f16a6" officeooo:paragraph-rsid="001f16a6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f16a6" officeooo:paragraph-rsid="00230564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 style:parent-style-name="Heading_20_1">
      <style:text-properties officeooo:rsid="001b2d64" officeooo:paragraph-rsid="00248660"/>
    </style:style>
    <style:style style:name="P22" style:family="paragraph" style:parent-style-name="Heading_20_1">
      <style:text-properties fo:font-weight="normal" officeooo:rsid="001b2d64" officeooo:paragraph-rsid="00230564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8.2000007629395pt" officeooo:rsid="00275dfc" officeooo:paragraph-rsid="00275dfc" style:font-name-asian="Droid Sans Fallback" style:font-size-asian="18.2000007629395pt" style:font-name-complex="FreeSans" style:font-size-complex="18.2000007629395pt"/>
    </style:style>
    <style:style style:name="T1" style:family="text">
      <style:text-properties officeooo:rsid="0018cf72"/>
    </style:style>
    <style:style style:name="T2" style:family="text">
      <style:text-properties officeooo:rsid="002206c4"/>
    </style:style>
    <style:style style:name="T3" style:family="text">
      <style:text-properties officeooo:rsid="00230564"/>
    </style:style>
    <style:style style:name="T4" style:family="text">
      <style:text-properties officeooo:rsid="00248660"/>
    </style:style>
    <style:style style:name="T5" style:family="text">
      <style:text-properties officeooo:rsid="0025d5ce"/>
    </style:style>
    <style:style style:name="T6" style:family="text">
      <style:text-properties officeooo:rsid="00271566"/>
    </style:style>
    <style:style style:name="T7" style:family="text">
      <style:text-properties officeooo:rsid="00275d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ank-Order</text:h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 table:number-columns-repeated="2"/>
        <table:table-column table:style-name="Table1.H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9">Animal</text:p>
          </table:table-cell>
          <table:table-cell table:style-name="Table1.A1" office:value-type="string">
            <text:p text:style-name="P19">N_sig</text:p>
          </table:table-cell>
          <table:table-cell table:style-name="Table1.A1" office:value-type="string">
            <text:p text:style-name="P19">N_tot</text:p>
          </table:table-cell>
          <table:table-cell table:style-name="Table1.A1" office:value-type="string">
            <text:p text:style-name="P19">P-val.</text:p>
          </table:table-cell>
          <table:table-cell table:style-name="Table1.A1" office:value-type="string">
            <text:p text:style-name="P19">Ratio%</text:p>
          </table:table-cell>
          <table:table-cell table:style-name="Table1.A1" office:value-type="string">
            <text:p text:style-name="P19">rate_tot</text:p>
          </table:table-cell>
          <table:table-cell table:style-name="Table1.H1" office:value-type="string">
            <text:p text:style-name="P19">rate_sig</text:p>
          </table:table-cell>
        </table:table-row>
        <table:table-row table:style-name="Table1.2">
          <table:table-cell table:style-name="Table1.A2" table:number-rows-spanned="4" office:value-type="string">
            <text:p text:style-name="P3"/>
            <text:p text:style-name="P3"/>
            <text:p text:style-name="P4">Cont.</text:p>
          </table:table-cell>
          <table:table-cell table:style-name="Table1.A2" office:value-type="string">
            <text:p text:style-name="P17">614</text:p>
          </table:table-cell>
          <table:table-cell table:style-name="Table1.A2" office:value-type="string">
            <text:p text:style-name="P23">51</text:p>
          </table:table-cell>
          <table:table-cell table:style-name="Table1.A2" office:value-type="string">
            <text:p text:style-name="P23">701</text:p>
          </table:table-cell>
          <table:table-cell table:style-name="Table1.A2" office:value-type="string">
            <text:p text:style-name="P5">0.0<text:span text:style-name="T7">09</text:span></text:p>
          </table:table-cell>
          <table:table-cell table:style-name="Table1.A2" office:value-type="string">
            <text:p text:style-name="P5">7.<text:span text:style-name="T7">3</text:span></text:p>
          </table:table-cell>
          <table:table-cell table:style-name="Table1.A2" office:value-type="string">
            <text:p text:style-name="P5">0.28</text:p>
          </table:table-cell>
          <table:table-cell table:style-name="Table1.H2" office:value-type="string">
            <text:p text:style-name="P5">0.23</text:p>
          </table:table-cell>
        </table:table-row>
        <table:table-row>
          <table:covered-table-cell/>
          <table:table-cell table:style-name="Table1.A2" office:value-type="string">
            <text:p text:style-name="P17">616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5<text:span text:style-name="T4">1</text:span></text:p>
          </table:table-cell>
          <table:table-cell table:style-name="Table1.A2" office:value-type="string">
            <text:p text:style-name="P5">0.3</text:p>
          </table:table-cell>
          <table:table-cell table:style-name="Table1.A2" office:value-type="string">
            <text:p text:style-name="P5">7.<text:span text:style-name="T2">8</text:span></text:p>
          </table:table-cell>
          <table:table-cell table:style-name="Table1.A2" office:value-type="string">
            <text:p text:style-name="P5">0.30</text:p>
          </table:table-cell>
          <table:table-cell table:style-name="Table1.H2" office:value-type="string">
            <text:p text:style-name="P5">0.20</text:p>
          </table:table-cell>
        </table:table-row>
        <table:table-row>
          <table:covered-table-cell/>
          <table:table-cell table:style-name="Table1.A2" office:value-type="string">
            <text:p text:style-name="P17">3661</text:p>
          </table:table-cell>
          <table:table-cell table:style-name="Table1.A2" office:value-type="string">
            <text:p text:style-name="P8">1<text:span text:style-name="T2">02</text:span></text:p>
          </table:table-cell>
          <table:table-cell table:style-name="Table1.A2" office:value-type="string">
            <text:p text:style-name="P8">1<text:span text:style-name="T2">021</text:span></text:p>
          </table:table-cell>
          <table:table-cell table:style-name="Table1.A2" office:value-type="string">
            <text:p text:style-name="P1"><text:span text:style-name="T1">8.4</text:span> e-<text:span text:style-name="T1">11</text:span></text:p>
          </table:table-cell>
          <table:table-cell table:style-name="Table1.A2" office:value-type="string">
            <text:p text:style-name="P8">10.<text:span text:style-name="T2">0</text:span></text:p>
          </table:table-cell>
          <table:table-cell table:style-name="Table1.A2" office:value-type="string">
            <text:p text:style-name="P8">0.30</text:p>
          </table:table-cell>
          <table:table-cell table:style-name="Table1.H2" office:value-type="string">
            <text:p text:style-name="P8">0.21</text:p>
          </table:table-cell>
        </table:table-row>
        <table:table-row>
          <table:covered-table-cell/>
          <table:table-cell table:style-name="Table1.A2" office:value-type="string">
            <text:p text:style-name="P17">3906</text:p>
          </table:table-cell>
          <table:table-cell table:style-name="Table1.A2" office:value-type="string">
            <text:p text:style-name="P5">1<text:span text:style-name="T2">55</text:span></text:p>
          </table:table-cell>
          <table:table-cell table:style-name="Table1.A2" office:value-type="string">
            <text:p text:style-name="P5">1<text:span text:style-name="T2">305</text:span></text:p>
          </table:table-cell>
          <table:table-cell table:style-name="Table1.A2" office:value-type="string">
            <text:p text:style-name="P5"><text:span text:style-name="T2">1</text:span>.<text:span text:style-name="T2">2</text:span>e-<text:span text:style-name="T2">22</text:span></text:p>
          </table:table-cell>
          <table:table-cell table:style-name="Table1.A2" office:value-type="string">
            <text:p text:style-name="P5">1<text:span text:style-name="T2">1</text:span>.<text:span text:style-name="T2">9</text:span></text:p>
          </table:table-cell>
          <table:table-cell table:style-name="Table1.A2" office:value-type="string">
            <text:p text:style-name="P5">0.25</text:p>
          </table:table-cell>
          <table:table-cell table:style-name="Table1.H2" office:value-type="string">
            <text:p text:style-name="P5">0.22</text:p>
          </table:table-cell>
        </table:table-row>
        <table:table-row>
          <table:table-cell table:style-name="Table1.A2" table:number-rows-spanned="7" office:value-type="string">
            <text:p text:style-name="P3"/>
            <text:p text:style-name="P3"/>
            <text:p text:style-name="P3"/>
            <text:p text:style-name="P4">Les.</text:p>
          </table:table-cell>
          <table:table-cell table:style-name="Table1.A2" office:value-type="string">
            <text:p text:style-name="P17">434</text:p>
          </table:table-cell>
          <table:table-cell table:style-name="Table1.A2" office:value-type="string">
            <text:p text:style-name="P8">35</text:p>
          </table:table-cell>
          <table:table-cell table:style-name="Table1.A2" office:value-type="string">
            <text:p text:style-name="P8">276</text:p>
          </table:table-cell>
          <table:table-cell table:style-name="Table1.A2" office:value-type="string">
            <text:p text:style-name="P8">5.2e-<text:span text:style-name="T6">07</text:span></text:p>
          </table:table-cell>
          <table:table-cell table:style-name="Table1.A2" office:value-type="string">
            <text:p text:style-name="P8"><text:span text:style-name="T2">12</text:span>.7</text:p>
          </table:table-cell>
          <table:table-cell table:style-name="Table1.A2" office:value-type="string">
            <text:p text:style-name="P8">0.44</text:p>
          </table:table-cell>
          <table:table-cell table:style-name="Table1.H2" office:value-type="string">
            <text:p text:style-name="P8">0.28</text:p>
          </table:table-cell>
        </table:table-row>
        <table:table-row>
          <table:covered-table-cell/>
          <table:table-cell table:style-name="Table1.A2" office:value-type="string">
            <text:p text:style-name="P17">405</text:p>
          </table:table-cell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8">149</text:p>
          </table:table-cell>
          <table:table-cell table:style-name="Table1.A2" office:value-type="string">
            <text:p text:style-name="P15">0.09</text:p>
          </table:table-cell>
          <table:table-cell table:style-name="Table1.A2" office:value-type="string">
            <text:p text:style-name="P8">8.0</text:p>
          </table:table-cell>
          <table:table-cell table:style-name="Table1.A2" office:value-type="string">
            <text:p text:style-name="P8">0.27</text:p>
          </table:table-cell>
          <table:table-cell table:style-name="Table1.H2" office:value-type="string">
            <text:p text:style-name="P8">0.20</text:p>
          </table:table-cell>
        </table:table-row>
        <table:table-row>
          <table:covered-table-cell/>
          <table:table-cell table:style-name="Table1.A2" office:value-type="string">
            <text:p text:style-name="P17">3903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79</text:p>
          </table:table-cell>
          <table:table-cell table:style-name="Table1.A2" office:value-type="string">
            <text:p text:style-name="P10">1.0</text:p>
          </table:table-cell>
          <table:table-cell table:style-name="Table1.A2" office:value-type="string">
            <text:p text:style-name="P10">3.<text:span text:style-name="T5">8</text:span></text:p>
          </table:table-cell>
          <table:table-cell table:style-name="Table1.A2" office:value-type="string">
            <text:p text:style-name="P10">0.25</text:p>
          </table:table-cell>
          <table:table-cell table:style-name="Table1.H2" office:value-type="string">
            <text:p text:style-name="P10">0.28</text:p>
          </table:table-cell>
        </table:table-row>
        <table:table-row>
          <table:covered-table-cell/>
          <table:table-cell table:style-name="Table1.A2" office:value-type="string">
            <text:p text:style-name="P17">3838</text:p>
          </table:table-cell>
          <table:table-cell table:style-name="Table1.A2" office:value-type="string">
            <text:p text:style-name="P10">17</text:p>
          </table:table-cell>
          <table:table-cell table:style-name="Table1.A2" office:value-type="string">
            <text:p text:style-name="P10">396</text:p>
          </table:table-cell>
          <table:table-cell table:style-name="Table1.A2" office:value-type="string">
            <text:p text:style-name="P10">0.6</text:p>
          </table:table-cell>
          <table:table-cell table:style-name="Table1.A2" office:value-type="string">
            <text:p text:style-name="P10">4.<text:span text:style-name="T5">3</text:span></text:p>
          </table:table-cell>
          <table:table-cell table:style-name="Table1.A2" office:value-type="string">
            <text:p text:style-name="P10">0.22</text:p>
          </table:table-cell>
          <table:table-cell table:style-name="Table1.H2" office:value-type="string">
            <text:p text:style-name="P10">0.18</text:p>
          </table:table-cell>
        </table:table-row>
        <table:table-row>
          <table:covered-table-cell/>
          <table:table-cell table:style-name="Table1.A2" office:value-type="string">
            <text:p text:style-name="P17">3837</text:p>
          </table:table-cell>
          <table:table-cell table:style-name="Table1.A2" office:value-type="string">
            <text:p text:style-name="P10">13</text:p>
          </table:table-cell>
          <table:table-cell table:style-name="Table1.A2" office:value-type="string">
            <text:p text:style-name="P10">188</text:p>
          </table:table-cell>
          <table:table-cell table:style-name="Table1.A2" office:value-type="string">
            <text:p text:style-name="P10">0.2</text:p>
          </table:table-cell>
          <table:table-cell table:style-name="Table1.A2" office:value-type="string">
            <text:p text:style-name="P10">6.9</text:p>
          </table:table-cell>
          <table:table-cell table:style-name="Table1.A2" office:value-type="string">
            <text:p text:style-name="P10">0.26</text:p>
          </table:table-cell>
          <table:table-cell table:style-name="Table1.H2" office:value-type="string">
            <text:p text:style-name="P10">0.21</text:p>
          </table:table-cell>
        </table:table-row>
        <table:table-row>
          <table:covered-table-cell/>
          <table:table-cell table:style-name="Table1.A2" office:value-type="string">
            <text:p text:style-name="P17">3754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45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4.4</text:p>
          </table:table-cell>
          <table:table-cell table:style-name="Table1.A2" office:value-type="string">
            <text:p text:style-name="P10">0.19</text:p>
          </table:table-cell>
          <table:table-cell table:style-name="Table1.H2" office:value-type="string">
            <text:p text:style-name="P10">nan</text:p>
          </table:table-cell>
        </table:table-row>
        <table:table-row>
          <table:covered-table-cell/>
          <table:table-cell table:style-name="Table1.A2" office:value-type="string">
            <text:p text:style-name="P17">3656</text:p>
          </table:table-cell>
          <table:table-cell table:style-name="Table1.A2" office:value-type="string">
            <text:p text:style-name="P8">16</text:p>
          </table:table-cell>
          <table:table-cell table:style-name="Table1.A2" office:value-type="string">
            <text:p text:style-name="P8">204</text:p>
          </table:table-cell>
          <table:table-cell table:style-name="Table1.A2" office:value-type="string">
            <text:p text:style-name="P15">0.07</text:p>
          </table:table-cell>
          <table:table-cell table:style-name="Table1.A2" office:value-type="string">
            <text:p text:style-name="P8">7.8</text:p>
          </table:table-cell>
          <table:table-cell table:style-name="Table1.A2" office:value-type="string">
            <text:p text:style-name="P8">0.25</text:p>
          </table:table-cell>
          <table:table-cell table:style-name="Table1.H2" office:value-type="string">
            <text:p text:style-name="P8">0.19</text:p>
          </table:table-cell>
        </table:table-row>
      </table:table>
      <text:h text:style-name="P21" text:outline-level="1">Persistence:</text:h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 table:number-columns-repeated="2"/>
        <table:table-column table:style-name="Table2.H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0">Animal</text:p>
          </table:table-cell>
          <table:table-cell table:style-name="Table2.A1" office:value-type="string">
            <text:p text:style-name="P20">N_sig</text:p>
          </table:table-cell>
          <table:table-cell table:style-name="Table2.A1" office:value-type="string">
            <text:p text:style-name="P20">N_tot</text:p>
          </table:table-cell>
          <table:table-cell table:style-name="Table2.A1" office:value-type="string">
            <text:p text:style-name="P20">P-val.</text:p>
          </table:table-cell>
          <table:table-cell table:style-name="Table2.A1" office:value-type="string">
            <text:p text:style-name="P20">Ratio%</text:p>
          </table:table-cell>
          <table:table-cell table:style-name="Table2.A1" office:value-type="string">
            <text:p text:style-name="P20">rate_tot</text:p>
          </table:table-cell>
          <table:table-cell table:style-name="Table2.H1" office:value-type="string">
            <text:p text:style-name="P20">rate_sig</text:p>
          </table:table-cell>
        </table:table-row>
        <table:table-row>
          <table:table-cell table:style-name="Table2.A2" table:number-rows-spanned="4" office:value-type="string">
            <text:p text:style-name="P12"/>
            <text:p text:style-name="P12"/>
            <text:p text:style-name="P7">Cont.</text:p>
          </table:table-cell>
          <table:table-cell table:style-name="Table2.A2" office:value-type="string">
            <text:p text:style-name="P18">614</text:p>
          </table:table-cell>
          <table:table-cell table:style-name="Table2.A2" office:value-type="string">
            <text:p text:style-name="P13">73</text:p>
          </table:table-cell>
          <table:table-cell table:style-name="Table2.A2" office:value-type="string">
            <text:p text:style-name="P13">534</text:p>
          </table:table-cell>
          <table:table-cell table:style-name="Table2.A2" office:value-type="string">
            <text:p text:style-name="P13">1.4e-14</text:p>
          </table:table-cell>
          <table:table-cell table:style-name="Table2.A2" office:value-type="string">
            <text:p text:style-name="P13">13.7</text:p>
          </table:table-cell>
          <table:table-cell table:style-name="Table2.A2" office:value-type="string">
            <text:p text:style-name="P6">0.28</text:p>
          </table:table-cell>
          <table:table-cell table:style-name="Table2.H2" office:value-type="string">
            <text:p text:style-name="P13">0.27</text:p>
          </table:table-cell>
        </table:table-row>
        <table:table-row>
          <table:covered-table-cell/>
          <table:table-cell table:style-name="Table2.A2" office:value-type="string">
            <text:p text:style-name="P18">616</text:p>
          </table:table-cell>
          <table:table-cell table:style-name="Table2.A2" office:value-type="string">
            <text:p text:style-name="P13">20</text:p>
          </table:table-cell>
          <table:table-cell table:style-name="Table2.A2" office:value-type="string">
            <text:p text:style-name="P13">133</text:p>
          </table:table-cell>
          <table:table-cell table:style-name="Table2.A2" office:value-type="string">
            <text:p text:style-name="P16">1.1e-05</text:p>
          </table:table-cell>
          <table:table-cell table:style-name="Table2.A2" office:value-type="string">
            <text:p text:style-name="P13">15.0</text:p>
          </table:table-cell>
          <table:table-cell table:style-name="Table2.A2" office:value-type="string">
            <text:p text:style-name="P6">0.30</text:p>
          </table:table-cell>
          <table:table-cell table:style-name="Table2.H2" office:value-type="string">
            <text:p text:style-name="P6">0.2<text:span text:style-name="T3">2</text:span></text:p>
          </table:table-cell>
        </table:table-row>
        <table:table-row>
          <table:covered-table-cell/>
          <table:table-cell table:style-name="Table2.A2" office:value-type="string">
            <text:p text:style-name="P18">3661</text:p>
          </table:table-cell>
          <table:table-cell table:style-name="Table2.A2" office:value-type="string">
            <text:p text:style-name="P13">208</text:p>
          </table:table-cell>
          <table:table-cell table:style-name="Table2.A2" office:value-type="string">
            <text:p text:style-name="P9">1<text:span text:style-name="T3">357</text:span></text:p>
          </table:table-cell>
          <table:table-cell table:style-name="Table2.A2" office:value-type="string">
            <text:p text:style-name="P2">7.3e-46</text:p>
          </table:table-cell>
          <table:table-cell table:style-name="Table2.A2" office:value-type="string">
            <text:p text:style-name="P9">1<text:span text:style-name="T3">5</text:span>.<text:span text:style-name="T3">3</text:span></text:p>
          </table:table-cell>
          <table:table-cell table:style-name="Table2.A2" office:value-type="string">
            <text:p text:style-name="P9">0.30</text:p>
          </table:table-cell>
          <table:table-cell table:style-name="Table2.H2" office:value-type="string">
            <text:p text:style-name="P9">0.2<text:span text:style-name="T3">4</text:span></text:p>
          </table:table-cell>
        </table:table-row>
        <table:table-row>
          <table:covered-table-cell/>
          <table:table-cell table:style-name="Table2.A2" office:value-type="string">
            <text:p text:style-name="P18">3906</text:p>
          </table:table-cell>
          <table:table-cell table:style-name="Table2.A2" office:value-type="string">
            <text:p text:style-name="P13">213</text:p>
          </table:table-cell>
          <table:table-cell table:style-name="Table2.A2" office:value-type="string">
            <text:p text:style-name="P6">1<text:span text:style-name="T3">462</text:span></text:p>
          </table:table-cell>
          <table:table-cell table:style-name="Table2.A2" office:value-type="string">
            <text:p text:style-name="P6"><text:span text:style-name="T2">1</text:span>.<text:span text:style-name="T3">9</text:span>e-<text:span text:style-name="T3">43</text:span></text:p>
          </table:table-cell>
          <table:table-cell table:style-name="Table2.A2" office:value-type="string">
            <text:p text:style-name="P6">1<text:span text:style-name="T3">4.6</text:span></text:p>
          </table:table-cell>
          <table:table-cell table:style-name="Table2.A2" office:value-type="string">
            <text:p text:style-name="P6">0.25</text:p>
          </table:table-cell>
          <table:table-cell table:style-name="Table2.H2" office:value-type="string">
            <text:p text:style-name="P6">0.2<text:span text:style-name="T3">3</text:span></text:p>
          </table:table-cell>
        </table:table-row>
        <table:table-row>
          <table:table-cell table:style-name="Table2.A2" table:number-rows-spanned="7" office:value-type="string">
            <text:p text:style-name="P12"/>
            <text:p text:style-name="P12"/>
            <text:p text:style-name="P12"/>
            <text:p text:style-name="P7">Les.</text:p>
          </table:table-cell>
          <table:table-cell table:style-name="Table2.A2" office:value-type="string">
            <text:p text:style-name="P18">434</text:p>
          </table:table-cell>
          <table:table-cell table:style-name="Table2.A2" office:value-type="string">
            <text:p text:style-name="P9">3<text:span text:style-name="T4">7</text:span></text:p>
          </table:table-cell>
          <table:table-cell table:style-name="Table2.A2" office:value-type="string">
            <text:p text:style-name="P9">2<text:span text:style-name="T4">93</text:span></text:p>
          </table:table-cell>
          <table:table-cell table:style-name="Table2.A2" office:value-type="string">
            <text:p text:style-name="P9">2.<text:span text:style-name="T4">8</text:span>e-<text:span text:style-name="T2">7</text:span></text:p>
          </table:table-cell>
          <table:table-cell table:style-name="Table2.A2" office:value-type="string">
            <text:p text:style-name="P9"><text:span text:style-name="T2">12</text:span>.<text:span text:style-name="T4">6</text:span></text:p>
          </table:table-cell>
          <table:table-cell table:style-name="Table2.A2" office:value-type="string">
            <text:p text:style-name="P9">0.44</text:p>
          </table:table-cell>
          <table:table-cell table:style-name="Table2.H2" office:value-type="string">
            <text:p text:style-name="P9">0.2<text:span text:style-name="T3">2</text:span></text:p>
          </table:table-cell>
        </table:table-row>
        <table:table-row>
          <table:covered-table-cell/>
          <table:table-cell table:style-name="Table2.A2" office:value-type="string">
            <text:p text:style-name="P18">405</text:p>
          </table:table-cell>
          <table:table-cell table:style-name="Table2.A2" office:value-type="string">
            <text:p text:style-name="P9">1<text:span text:style-name="T4">6</text:span></text:p>
          </table:table-cell>
          <table:table-cell table:style-name="Table2.A2" office:value-type="string">
            <text:p text:style-name="P14">223</text:p>
          </table:table-cell>
          <table:table-cell table:style-name="Table2.A2" office:value-type="string">
            <text:p text:style-name="P9"><text:span text:style-name="T4">0.</text:span>2</text:p>
          </table:table-cell>
          <table:table-cell table:style-name="Table2.A2" office:value-type="string">
            <text:p text:style-name="P14">7.2</text:p>
          </table:table-cell>
          <table:table-cell table:style-name="Table2.A2" office:value-type="string">
            <text:p text:style-name="P9">0.27</text:p>
          </table:table-cell>
          <table:table-cell table:style-name="Table2.H2" office:value-type="string">
            <text:p text:style-name="P9">0.<text:span text:style-name="T3">15</text:span></text:p>
          </table:table-cell>
        </table:table-row>
        <table:table-row>
          <table:covered-table-cell/>
          <table:table-cell table:style-name="Table2.A2" office:value-type="string">
            <text:p text:style-name="P18">3903</text:p>
          </table:table-cell>
          <table:table-cell table:style-name="Table2.A2" office:value-type="string">
            <text:p text:style-name="P14">20</text:p>
          </table:table-cell>
          <table:table-cell table:style-name="Table2.A2" office:value-type="string">
            <text:p text:style-name="P14">201</text:p>
          </table:table-cell>
          <table:table-cell table:style-name="Table2.A2" office:value-type="string">
            <text:p text:style-name="P14">3.2e-4</text:p>
          </table:table-cell>
          <table:table-cell table:style-name="Table2.A2" office:value-type="string">
            <text:p text:style-name="P14">9.9</text:p>
          </table:table-cell>
          <table:table-cell table:style-name="Table2.A2" office:value-type="string">
            <text:p text:style-name="P11">0.25</text:p>
          </table:table-cell>
          <table:table-cell table:style-name="Table2.H2" office:value-type="string">
            <text:p text:style-name="P11">0.2<text:span text:style-name="T3">6</text:span></text:p>
          </table:table-cell>
        </table:table-row>
        <table:table-row>
          <table:covered-table-cell/>
          <table:table-cell table:style-name="Table2.A2" office:value-type="string">
            <text:p text:style-name="P18">3838</text:p>
          </table:table-cell>
          <table:table-cell table:style-name="Table2.A2" office:value-type="string">
            <text:p text:style-name="P11">7<text:span text:style-name="T4">1</text:span></text:p>
          </table:table-cell>
          <table:table-cell table:style-name="Table2.A2" office:value-type="string">
            <text:p text:style-name="P11">6<text:span text:style-name="T4">64</text:span></text:p>
          </table:table-cell>
          <table:table-cell table:style-name="Table2.A2" office:value-type="string">
            <text:p text:style-name="P14">3.4e-9</text:p>
          </table:table-cell>
          <table:table-cell table:style-name="Table2.A2" office:value-type="string">
            <text:p text:style-name="P14">10.7</text:p>
          </table:table-cell>
          <table:table-cell table:style-name="Table2.A2" office:value-type="string">
            <text:p text:style-name="P11">0.22</text:p>
          </table:table-cell>
          <table:table-cell table:style-name="Table2.H2" office:value-type="string">
            <text:p text:style-name="P11">0.<text:span text:style-name="T3">22</text:span></text:p>
          </table:table-cell>
        </table:table-row>
        <table:table-row>
          <table:covered-table-cell/>
          <table:table-cell table:style-name="Table2.A2" office:value-type="string">
            <text:p text:style-name="P18">3837</text:p>
          </table:table-cell>
          <table:table-cell table:style-name="Table2.A2" office:value-type="string">
            <text:p text:style-name="P14">49</text:p>
          </table:table-cell>
          <table:table-cell table:style-name="Table2.A2" office:value-type="string">
            <text:p text:style-name="P14">367</text:p>
          </table:table-cell>
          <table:table-cell table:style-name="Table2.A2" office:value-type="string">
            <text:p text:style-name="P14">5.<text:span text:style-name="T6">8</text:span>e-10</text:p>
          </table:table-cell>
          <table:table-cell table:style-name="Table2.A2" office:value-type="string">
            <text:p text:style-name="P14">13.3</text:p>
          </table:table-cell>
          <table:table-cell table:style-name="Table2.A2" office:value-type="string">
            <text:p text:style-name="P11">0.26</text:p>
          </table:table-cell>
          <table:table-cell table:style-name="Table2.H2" office:value-type="string">
            <text:p text:style-name="P11">0.<text:span text:style-name="T3">32</text:span></text:p>
          </table:table-cell>
        </table:table-row>
        <table:table-row>
          <table:covered-table-cell/>
          <table:table-cell table:style-name="Table2.A2" office:value-type="string">
            <text:p text:style-name="P18">3754</text:p>
          </table:table-cell>
          <table:table-cell table:style-name="Table2.A2" office:value-type="string">
            <text:p text:style-name="P14">11</text:p>
          </table:table-cell>
          <table:table-cell table:style-name="Table2.A2" office:value-type="string">
            <text:p text:style-name="P14">86</text:p>
          </table:table-cell>
          <table:table-cell table:style-name="Table2.A2" office:value-type="string">
            <text:p text:style-name="P14">3.7e-4</text:p>
          </table:table-cell>
          <table:table-cell table:style-name="Table2.A2" office:value-type="string">
            <text:p text:style-name="P14">12.<text:span text:style-name="T6">8</text:span></text:p>
          </table:table-cell>
          <table:table-cell table:style-name="Table2.A2" office:value-type="string">
            <text:p text:style-name="P11">0.19</text:p>
          </table:table-cell>
          <table:table-cell table:style-name="Table2.H2" office:value-type="string">
            <text:p text:style-name="P11">nan</text:p>
          </table:table-cell>
        </table:table-row>
        <table:table-row>
          <table:covered-table-cell/>
          <table:table-cell table:style-name="Table2.A2" office:value-type="string">
            <text:p text:style-name="P18">3656</text:p>
          </table:table-cell>
          <table:table-cell table:style-name="Table2.A2" office:value-type="string">
            <text:p text:style-name="P14">47</text:p>
          </table:table-cell>
          <table:table-cell table:style-name="Table2.A2" office:value-type="string">
            <text:p text:style-name="P14">321</text:p>
          </table:table-cell>
          <table:table-cell table:style-name="Table2.A2" office:value-type="string">
            <text:p text:style-name="P9"><text:span text:style-name="T4">5.7</text:span>e-<text:span text:style-name="T4">11</text:span></text:p>
          </table:table-cell>
          <table:table-cell table:style-name="Table2.A2" office:value-type="string">
            <text:p text:style-name="P14">14.6</text:p>
          </table:table-cell>
          <table:table-cell table:style-name="Table2.A2" office:value-type="string">
            <text:p text:style-name="P9">0.25</text:p>
          </table:table-cell>
          <table:table-cell table:style-name="Table2.H2" office:value-type="string">
            <text:p text:style-name="P9">0.1<text:span text:style-name="T3">6</text:span></text:p>
          </table:table-cell>
        </table:table-row>
      </table:table>
      <text:h text:style-name="P22" text:outline-level="1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6:56:48.356103374</meta:creation-date>
    <meta:print-date>2016-12-15T11:28:26.013974234</meta:print-date>
    <dc:date>2016-12-22T17:18:26.453545824</dc:date>
    <meta:editing-duration>P1DT5H35M11S</meta:editing-duration>
    <meta:editing-cycles>14</meta:editing-cycles>
    <meta:generator>LibreOffice/4.2.8.2$Linux_X86_64 LibreOffice_project/420m0$Build-2</meta:generator>
    <meta:document-statistic meta:table-count="2" meta:image-count="0" meta:object-count="0" meta:page-count="2" meta:paragraph-count="174" meta:word-count="175" meta:character-count="688" meta:non-whitespace-character-count="687"/>
  </office:meta>
</office:document-meta>
</file>